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4.38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79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5091in"/>
    </style:style>
    <style:style style:name="co7" style:family="table-column">
      <style:table-column-properties fo:break-before="auto" style:column-width="0.4055in"/>
    </style:style>
    <style:style style:name="co8" style:family="table-column">
      <style:table-column-properties fo:break-before="auto" style:column-width="1.1917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1.3563in"/>
    </style:style>
    <style:style style:name="co11" style:family="table-column">
      <style:table-column-properties fo:break-before="auto" style:column-width="1.6291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1.061in"/>
    </style:style>
    <style:style style:name="co14" style:family="table-column">
      <style:table-column-properties fo:break-before="auto" style:column-width="1.2807in"/>
    </style:style>
    <style:style style:name="co15" style:family="table-column">
      <style:table-column-properties fo:break-before="auto" style:column-width="1.8008in"/>
    </style:style>
    <style:style style:name="co16" style:family="table-column">
      <style:table-column-properties fo:break-before="auto" style:column-width="1.2425in"/>
    </style:style>
    <style:style style:name="co17" style:family="table-column">
      <style:table-column-properties fo:break-before="auto" style:column-width="1.1146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3819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0398in"/>
    </style:style>
    <style:style style:name="co22" style:family="table-column">
      <style:table-column-properties fo:break-before="auto" style:column-width="1.5598in"/>
    </style:style>
    <style:style style:name="co23" style:family="table-column">
      <style:table-column-properties fo:break-before="auto" style:column-width="1.3693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7874in"/>
    </style:style>
    <style:style style:name="co26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1.5339in"/>
    </style:style>
    <style:style style:name="co28" style:family="table-column">
      <style:table-column-properties fo:break-before="auto" style:column-width="2.1173in"/>
    </style:style>
    <style:style style:name="co29" style:family="table-column">
      <style:table-column-properties fo:break-before="auto" style:column-width="1.7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6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5ce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3"/>
    <style:style style:name="ce26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manif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6" office:value-type="string" calcext:value-type="string">
            <text:p>Topics</text:p>
          </table:table-cell>
          <table:table-cell table:style-name="ce1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ocal Space</text:p>
          </table:table-cell>
          <table:table-cell office:value-type="string" calcext:value-type="string">
            <text:p>Objects in space related to the planet</text:p>
          </table:table-cell>
        </table:table-row>
        <table:table-row table:style-name="ro1">
          <table:table-cell office:value-type="string" calcext:value-type="string">
            <text:p>Gavor</text:p>
          </table:table-cell>
          <table:table-cell office:value-type="string" calcext:value-type="string">
            <text:p>The planet</text:p>
          </table:table-cell>
        </table:table-row>
        <table:table-row table:style-name="ro1">
          <table:table-cell office:value-type="string" calcext:value-type="string">
            <text:p>Lurabar</text:p>
          </table:table-cell>
          <table:table-cell office:value-type="string" calcext:value-type="string">
            <text:p>A continent</text:p>
          </table:table-cell>
        </table:table-row>
        <table:table-row table:style-name="ro1">
          <table:table-cell office:value-type="string" calcext:value-type="string">
            <text:p>Saskantinon</text:p>
          </table:table-cell>
          <table:table-cell office:value-type="string" calcext:value-type="string">
            <text:p>A geographical and cultural region</text:p>
          </table:table-cell>
        </table:table-row>
        <table:table-row table:style-name="ro1">
          <table:table-cell office:value-type="string" calcext:value-type="string">
            <text:p>The Heliopticon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Borded Federation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Kahila Lands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Outer Lands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Southern Lands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Weir Lands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Border Lands</text:p>
          </table:table-cell>
          <table:table-cell office:value-type="string" calcext:value-type="string">
            <text:p>Neighboring geographical and cultural regions</text:p>
          </table:table-cell>
        </table:table-row>
      </table:table>
      <table:table table:name="Local Space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ce2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3" table:default-cell-style-name="Default"/>
        <table:table-column table:style-name="co4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01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astro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0" office:value-type="string" calcext:value-type="string">
            <text:p>d2_avg_dist_km</text:p>
          </table:table-cell>
          <table:table-cell table:style-name="ce20" office:value-type="string" calcext:value-type="string">
            <text:p>d2_min_dist_km</text:p>
          </table:table-cell>
          <table:table-cell table:style-name="ce20" office:value-type="string" calcext:value-type="string">
            <text:p>d2_max_dist_km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Agency Star Ship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Endor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table:formula="of:=[.I2]-([.I2]*0.35)" office:value-type="float" office:value="227.5" calcext:value-type="float">
            <text:p>228</text:p>
          </table:table-cell>
          <table:table-cell table:style-name="ce25" table:formula="of:=[.I2]+([.I2]*0.35)" office:value-type="float" office:value="472.5" calcext:value-type="float">
            <text:p>473</text:p>
          </table:table-cell>
          <table:table-cell/>
          <table:table-cell office:value-type="string" calcext:value-type="string">
            <text:p>revolves around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Gavor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moon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Gavor</text:p>
          </table:table-cell>
          <table:table-cell table:style-name="ce25" office:value-type="float" office:value="384000" calcext:value-type="float">
            <text:p>384,000</text:p>
          </table:table-cell>
          <table:table-cell table:style-name="ce25" table:formula="of:=[.I3]-([.I3]*0.0012)" office:value-type="float" office:value="383539.2" calcext:value-type="float">
            <text:p>383,539</text:p>
          </table:table-cell>
          <table:table-cell table:style-name="ce25" table:formula="of:=[.I3]+([.I3]*0.0012)" office:value-type="float" office:value="384460.8" calcext:value-type="float">
            <text:p>384,461</text:p>
          </table:table-cell>
          <table:table-cell/>
          <table:table-cell office:value-type="string" calcext:value-type="string">
            <text:p>revolves around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Faton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moon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Faton</text:p>
          </table:table-cell>
          <table:table-cell table:style-name="ce25" office:value-type="float" office:value="149600000" calcext:value-type="float">
            <text:p>149,600,000</text:p>
          </table:table-cell>
          <table:table-cell table:style-name="ce25" table:formula="of:=[.I4]-([.I4]*0.0167)" office:value-type="float" office:value="147101680" calcext:value-type="float">
            <text:p>147,101,680</text:p>
          </table:table-cell>
          <table:table-cell table:style-name="ce25" table:formula="of:=[.I4]+([.I4]*0.0167)" office:value-type="float" office:value="152098320" calcext:value-type="float">
            <text:p>152,098,320</text:p>
          </table:table-cell>
          <table:table-cell/>
          <table:table-cell office:value-type="string" calcext:value-type="string">
            <text:p>revolves around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Gavor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planet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Gavor</text:p>
          </table:table-cell>
          <table:table-cell table:style-name="ce25" office:value-type="float" office:value="326000" calcext:value-type="float">
            <text:p>326,000</text:p>
          </table:table-cell>
          <table:table-cell table:style-name="ce25" table:formula="of:=[.I5]-([.I5]*0.0012)" office:value-type="float" office:value="325608.8" calcext:value-type="float">
            <text:p>325,609</text:p>
          </table:table-cell>
          <table:table-cell table:style-name="ce25" table:formula="of:=[.I5]+([.I5]*0.0012)" office:value-type="float" office:value="326391.2" calcext:value-type="float">
            <text:p>326,391</text:p>
          </table:table-cell>
          <table:table-cell/>
          <table:table-cell office:value-type="string" calcext:value-type="string">
            <text:p>synchronously orbits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Endor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Faton</text:p>
          </table:table-cell>
          <table:table-cell office:value-type="string" calcext:value-type="string">
            <text:p>sun</text:p>
          </table:table-cell>
          <table:table-cell table:number-columns-repeated="1012"/>
        </table:table-row>
        <table:table-row table:style-name="ro1" table:number-rows-repeated="5">
          <table:table-cell table:number-columns-repeated="1016"/>
        </table:table-row>
        <table:table-row table:style-name="ro1">
          <table:table-cell table:number-columns-repeated="4"/>
          <table:table-cell table:style-name="ce20"/>
          <table:table-cell table:style-name="ce24" table:number-columns-repeated="6"/>
          <table:table-cell table:number-columns-repeated="4"/>
          <table:table-cell table:style-name="ce24" table:number-columns-repeated="1001"/>
        </table:table-row>
        <table:table-row table:style-name="ro1" table:number-rows-repeated="6">
          <table:table-cell table:number-columns-repeated="1016"/>
        </table:table-row>
        <table:table-row table:style-name="ro1">
          <table:table-cell table:number-columns-repeated="13"/>
          <table:table-cell table:style-name="ce24"/>
          <table:table-cell table:number-columns-repeated="1002"/>
        </table:table-row>
        <table:table-row table:style-name="ro1" table:number-rows-repeated="1048556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Gavor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ce21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4" table:default-cell-style-name="ce27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1001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geo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bay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Greenstrand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canal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Pentacros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canal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Brico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ricot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Lurab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urabar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Mudhoo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udhook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Rikond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kondo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Aran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island group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Bay of B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island group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island group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Aba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large island</text:p>
          </table:table-cell>
          <table:table-cell table:style-name="ce20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Abunda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enstrand</text:p>
          </table:table-cell>
          <table:table-cell office:value-type="string" calcext:value-type="string">
            <text:p>large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Geller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entacross</text:p>
          </table:table-cell>
          <table:table-cell office:value-type="string" calcext:value-type="string">
            <text:p>large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Kor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ql Marshe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Lujah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Ilyushan River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Mudwe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avan Gorge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Ustadol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Demon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Faro</text:p>
          </table:table-cell>
          <table:table-cell table:number-columns-repeated="2"/>
          <table:table-cell table:style-name="ce24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Haze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Iv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Lamm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Ony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Tydfu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bak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b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bunda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f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Demona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rsam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Wing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ellert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Yerix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Hazek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amm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ujah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udwen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Onya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ydful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bal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fon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rsamar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stadola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Yerix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world ocean</text:p>
          </table:table-cell>
          <table:table-cell table:number-columns-repeated="1009"/>
        </table:table-row>
        <table:table-row table:style-name="ro1" table:number-rows-repeated="104853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Lurabar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21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geo_ty</text:p>
          </table:table-cell>
          <table:table-cell table:style-name="ce17" office:value-type="string" calcext:value-type="string">
            <text:p>n_geo_po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Aranze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Krbshnan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orgh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Pavan B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Ilyusha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River Pav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omikol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iver Pav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runkinotto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Ilyushan River</text:p>
          </table:table-cell>
          <table:table-cell office:value-type="string" calcext:value-type="string">
            <text:p>Pavan B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skantino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Arql Marsh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Wesshewe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rbshnana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 B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avan Bay</text:p>
          </table:table-cell>
          <table:table-cell office:value-type="string" calcext:value-type="string">
            <text:p>bay</text:p>
          </table:table-cell>
          <table:table-cell table:number-columns-repeated="2"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 Gorg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runkinos</text:p>
          </table:table-cell>
          <table:table-cell office:value-type="string" calcext:value-type="string">
            <text:p>mountains</text:p>
          </table:table-cell>
          <table:table-cell table:number-columns-repeated="2"/>
          <table:table-cell office:value-type="string" calcext:value-type="string">
            <text:p>feeds from / into</text:p>
          </table:table-cell>
          <table:table-cell office:value-type="string" calcext:value-type="string">
            <text:p>Rocking Falls</text:p>
          </table:table-cell>
          <table:table-cell office:value-type="string" calcext:value-type="string">
            <text:p>Pavan Gorg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Nottonos</text:p>
          </table:table-cell>
          <table:table-cell office:value-type="string" calcext:value-type="string">
            <text:p>mountains</text:p>
          </table:table-cell>
          <table:table-cell/>
          <table:table-cell table:style-name="ce20"/>
          <table:table-cell office:value-type="string" calcext:value-type="string">
            <text:p>feeds from / into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Rocking Falls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Sallos Hills</text:p>
          </table:table-cell>
          <table:table-cell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ocking Falls</text:p>
          </table:table-cell>
          <table:table-cell office:value-type="string" calcext:value-type="string">
            <text:p>waterfal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Eelani Hills</text:p>
          </table:table-cell>
          <table:table-cell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abhakol Falls</text:p>
          </table:table-cell>
          <table:table-cell office:value-type="string" calcext:value-type="string">
            <text:p>waterfal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ount Freedom</text:p>
          </table:table-cell>
          <table:table-cell office:value-type="string" calcext:value-type="string">
            <text:p>mountain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ount Harvest</text:p>
          </table:table-cell>
          <table:table-cell office:value-type="string" calcext:value-type="string">
            <text:p>mountain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ount Hgar</text:p>
          </table:table-cell>
          <table:table-cell office:value-type="string" calcext:value-type="string">
            <text:p>mountain</text:p>
          </table:table-cell>
          <table:table-cell table:number-columns-repeated="1010"/>
        </table:table-row>
        <table:table-row table:style-name="ro1" table:number-rows-repeated="1048554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askantinon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22" table:default-cell-style-name="Default"/>
        <table:table-column table:style-name="co6" table:number-columns-repeated="2" table:default-cell-style-name="Default"/>
        <table:table-column table:style-name="co20" table:default-cell-style-name="Default"/>
        <table:table-column table:style-name="co7" table:default-cell-style-name="ce21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route_ty</text:p>
          </table:table-cell>
          <table:table-cell table:style-name="ce17" office:value-type="string" calcext:value-type="string">
            <text:p>n_geo_ty</text:p>
          </table:table-cell>
          <table:table-cell table:style-name="ce17" office:value-type="string" calcext:value-type="string">
            <text:p>n_geo_po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hila Lands</text:p>
          </table:table-cell>
          <table:table-cell table:number-columns-repeated="2"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Arql Marsh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Outer Lands</text:p>
          </table:table-cell>
          <table:table-cell table:number-columns-repeated="2"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Borda Lak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outhern Lands</text:p>
          </table:table-cell>
          <table:table-cell table:number-columns-repeated="2"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Borda Lak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Weir Lands</text:p>
          </table:table-cell>
          <table:table-cell table:number-columns-repeated="2"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Arql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ed Federation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Bay of B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he Heliopticon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Bye Nye Waterw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orda Forest</text:p>
          </table:table-cell>
          <table:table-cell/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feeds into / from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Great Bar Can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Forest of Tall Trees</text:p>
          </table:table-cell>
          <table:table-cell/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feeds into / from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Great Lake of By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Jookal Forest</text:p>
          </table:table-cell>
          <table:table-cell/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The Helioptic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abloo Forest</text:p>
          </table:table-cell>
          <table:table-cell/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Borded Federati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he Barbakal</text:p>
          </table:table-cell>
          <table:table-cell/>
          <table:table-cell office:value-type="string" calcext:value-type="string">
            <text:p>forest</text:p>
          </table:table-cell>
          <table:table-cell/>
          <table:table-cell table:style-name="ce20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ahila Lands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orda Lake</text:p>
          </table:table-cell>
          <table:table-cell/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Outer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ake Mabhal</text:p>
          </table:table-cell>
          <table:table-cell/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Southern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ount Eelan</text:p>
          </table:table-cell>
          <table:table-cell/>
          <table:table-cell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Weir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The Great Ring Road</text:p>
          </table:table-cell>
          <table:table-cell office:value-type="string" calcext:value-type="string">
            <text:p>road</text:p>
          </table:table-cell>
          <table:table-cell table:number-columns-repeated="3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Aranze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River Pava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River Sett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Arql Sea</text:p>
          </table:table-cell>
          <table:table-cell table:number-columns-repeated="2"/>
          <table:table-cell table:style-name="ce24"/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Sallos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Nottonos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The Great Ring Road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Ilyusha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Forgh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omikol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runkinotto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Wesshewe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feeds into / from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Lake Mabhal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feeds into / from</text:p>
          </table:table-cell>
          <table:table-cell office:value-type="string" calcext:value-type="string">
            <text:p>Lake Mabhal</text:p>
          </table:table-cell>
          <table:table-cell office:value-type="string" calcext:value-type="string">
            <text:p>Mabhakol Falls</text:p>
          </table:table-cell>
          <table:table-cell table:number-columns-repeated="1005"/>
        </table:table-row>
        <table:table-row table:style-name="ro1" table:number-rows-repeated="1048546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The Heliopticon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7" table:default-cell-style-name="ce21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cultural_ty</text:p>
          </table:table-cell>
          <table:table-cell table:style-name="ce17" office:value-type="string" calcext:value-type="string">
            <text:p>n_geo_po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Great Holly Temple</text:p>
          </table:table-cell>
          <table:table-cell office:value-type="string" calcext:value-type="string">
            <text:p>bank, school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Tower of Faton</text:p>
          </table:table-cell>
          <table:table-cell office:value-type="string" calcext:value-type="string">
            <text:p>bank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Fatonarak</text:p>
          </table:table-cell>
          <table:table-cell office:value-type="string" calcext:value-type="string">
            <text:p>camp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Kahil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adún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atonigol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infaweshwe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ortress of Fire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ghilamak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Norgldún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Vollapara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a Woods</text:p>
          </table:table-cell>
          <table:table-cell/>
          <table:table-cell office:value-type="string" calcext:value-type="string">
            <text:p>province</text:p>
          </table:table-cell>
          <table:table-cell table:style-name="ce20"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Rutonijal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Eibar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ivákal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uuka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Norgyt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Pavanarun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utonija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lotriz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Tabloonque</text:p>
          </table:table-cell>
          <table:table-cell table:number-columns-repeated="2"/>
          <table:table-cell table:style-name="ce24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ungyt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 Fores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abloonqu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 Fores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eshquahoek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dú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ig Tree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ak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Fortress of Fir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rytook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Helioh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ádika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Ing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eliohla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Rocking Fall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Ingar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Ingar</text:p>
          </table:table-cell>
          <table:table-cell office:value-type="string" calcext:value-type="string">
            <text:p>Great Holly Templ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ivákala To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Fatonara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uuj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Jivákala To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haliro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Vollapar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ixry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Jookal Fores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Pavanarune To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Juuj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Qur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Kahila Strip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utónik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Finfaweshw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tanb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Mixr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ungyte To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Mixr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wo Trees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Norgldú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Pavanarune</text:p>
          </table:table-cell>
          <table:table-cell office:value-type="string" calcext:value-type="string">
            <text:p>Pavanarune To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Rutóni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Big Tre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Forest of Tall Tree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Hádik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Hádik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Two Tree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Khaliro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Qur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Sungyte To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 Toon</text:p>
          </table:table-cell>
          <table:table-cell office:value-type="string" calcext:value-type="string">
            <text:p>Tower of Fat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Beshquahoe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Brytoo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Fatonig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Kaghilama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Stanb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Tabloo Fores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Pavan Bay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 table:number-rows-repeated="1048501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Borded Federation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21"/>
        <table:table-column table:style-name="co1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cultural_ty</text:p>
          </table:table-cell>
          <table:table-cell table:style-name="ce17" office:value-type="string" calcext:value-type="string">
            <text:p>n_geo_po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Great Tower of Mabhakol</text:p>
          </table:table-cell>
          <table:table-cell office:value-type="string" calcext:value-type="string">
            <text:p>government seat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Camp Borda</text:p>
          </table:table-cell>
          <table:table-cell/>
          <table:table-cell office:value-type="string" calcext:value-type="string">
            <text:p>military bas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Eelan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Liganalupán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Oknott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llofo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eet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ed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Eelan Tow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abhak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0"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Oknott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Eelan Tow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Eelani Hills</text:p>
          </table:table-cell>
          <table:table-cell table:number-columns-repeated="2"/>
          <table:table-cell table:style-name="ce24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Mount 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Bee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Camp Bord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Mabhakol</text:p>
          </table:table-cell>
          <table:table-cell office:value-type="string" calcext:value-type="string">
            <text:p>Great Tower of Mabhak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Lake Mabh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Mabhak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Mabhakol Fall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Borded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Sallos Hill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Lake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Lake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 table:number-rows-repeated="1048539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Kahila Lands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7" table:default-cell-style-name="ce21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geo_po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The Barbak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Iyaghold</text:p>
          </table:table-cell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Kahila Strip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rokilly</text:p>
          </table:table-cell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Kahila Strip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Brokilly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20"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Iyaghold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Kahilabequa</text:p>
          </table:table-cell>
          <table:table-cell table:number-columns-repeated="1005"/>
        </table:table-row>
        <table:table-row table:style-name="ro1" table:number-rows-repeated="5">
          <table:table-cell table:number-columns-repeated="1013"/>
        </table:table-row>
        <table:table-row table:style-name="ro1">
          <table:table-cell table:number-columns-repeated="10"/>
          <table:table-cell table:style-name="ce24"/>
          <table:table-cell table:number-columns-repeated="1002"/>
        </table:table-row>
        <table:table-row table:style-name="ro1" table:number-rows-repeated="1048556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Outer Lands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21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cultural_ty</text:p>
          </table:table-cell>
          <table:table-cell table:style-name="ce17" office:value-type="string" calcext:value-type="string">
            <text:p>n_geo_po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The Night Hall</text:p>
          </table:table-cell>
          <table:table-cell office:value-type="string" calcext:value-type="string">
            <text:p>government seat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Arq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obalbesq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Kahil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Nye Lands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unes of By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emari Islands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arqt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Kahilabequ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yenung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Kahil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orilly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Mobalbesq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elar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Wye</text:p>
          </table:table-cell>
          <table:table-cell/>
          <table:table-cell office:value-type="string" calcext:value-type="string">
            <text:p>town</text:p>
          </table:table-cell>
          <table:table-cell table:style-name="ce20"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Tabloonque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hantytown</text:p>
          </table:table-cell>
          <table:table-cell/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Arql Marshe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Barqt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Shantytow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Morilly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Selar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Nye Lands</text:p>
          </table:table-cell>
          <table:table-cell office:value-type="string" calcext:value-type="string">
            <text:p>W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Byenung</text:p>
          </table:table-cell>
          <table:table-cell table:number-columns-repeated="2"/>
          <table:table-cell table:style-name="ce24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The Night Hal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Mobalbes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Mobalbes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 table:number-rows-repeated="1048541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outhern Lands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21"/>
        <table:table-column table:style-name="co15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cultural_ty</text:p>
          </table:table-cell>
          <table:table-cell table:style-name="ce17" office:value-type="string" calcext:value-type="string">
            <text:p>n_geo_po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Star Gazers Academy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arbarann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ettarun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erpinol Community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arb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Kahilabequ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ur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erpin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catterling</text:p>
          </table:table-cell>
          <table:table-cell/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Kur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arb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erpinol</text:p>
          </table:table-cell>
          <table:table-cell office:value-type="string" calcext:value-type="string">
            <text:p>Star Gazers Academy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0"/>
          <table:table-cell office:value-type="string" calcext:value-type="string">
            <text:p>contains / is contained in</text:p>
          </table:table-cell>
          <table:table-cell office:value-type="string" calcext:value-type="string">
            <text:p>Terpinol Community</text:p>
          </table:table-cell>
          <table:table-cell office:value-type="string" calcext:value-type="string">
            <text:p>Scatterling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24"/>
          <table:table-cell table:number-columns-repeated="1002"/>
        </table:table-row>
        <table:table-row table:style-name="ro1" table:number-rows-repeated="104855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Weir Lands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21"/>
        <table:table-column table:style-name="co15" table:number-columns-repeated="2" table:default-cell-style-name="Default"/>
        <table:table-column table:style-name="co29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cultural_ty</text:p>
          </table:table-cell>
          <table:table-cell table:style-name="ce17" office:value-type="string" calcext:value-type="string">
            <text:p>n_geo_po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Mistral Tower</text:p>
          </table:table-cell>
          <table:table-cell office:value-type="string" calcext:value-type="string">
            <text:p>government seat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ealm of the Empafarasi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Krunkinott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lessalag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igh Weir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Low Weir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Realm of the Empafarasi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High Wei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Mistral Towe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Mount Hgar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0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Low Weir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Mount Freedom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Mount Harves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Weir Lands</text:p>
          </table:table-cell>
          <table:table-cell office:value-type="string" calcext:value-type="string">
            <text:p>Realm of the Empafarasi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Weir Lands</text:p>
          </table:table-cell>
          <table:table-cell office:value-type="string" calcext:value-type="string">
            <text:p>Salessalag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ealm of the Empafarasi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Salessalaga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24"/>
          <table:table-cell table:number-columns-repeated="1002"/>
        </table:table-row>
        <table:table-row table:style-name="ro1" table:number-rows-repeated="104855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Border Lands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7" table:default-cell-style-name="ce21"/>
        <table:table-column table:style-name="co15" table:number-columns-repeated="2" table:default-cell-style-name="Default"/>
        <table:table-column table:style-name="co26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geo_pol_ty</text:p>
          </table:table-cell>
          <table:table-cell table:style-name="ce17" office:value-type="string" calcext:value-type="string">
            <text:p>n_cultura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Aran Se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Salessalag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Forgh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Forgh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0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Wesshewen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Aran Se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Bay of 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Realm of the Empafarasi</text:p>
          </table:table-cell>
          <table:table-cell table:number-columns-repeated="2"/>
          <table:table-cell table:style-name="ce24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Wesshewe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Remari Islands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 table:number-rows-repeated="1048550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  <table:database-ranges>
        <table:database-range table:name="__Anonymous_Sheet_DB__1" table:target-range-address="'Local Space'.F2:'Local Space'.K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Gavor.B2:Gavor.D45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3" table:target-range-address="Lurabar.G2:Lurabar.I1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Saskantinon.B2:Saskantinon.F19" table:contains-header="false">
          <table:sort>
            <table:sort-by table:field-number="0" table:data-type="automatic"/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5" table:target-range-address="'The Heliopticon'.G2:'The Heliopticon'.I7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'Borded Federation'.G2:'Borded Federation'.I3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7" table:target-range-address="'Kahila Lands'.F3:'Kahila Lands'.H14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8" table:target-range-address="'Outer Lands'.G2:'Outer Lands'.I3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9" table:target-range-address="'Southern Lands'.G2:'Southern Lands'.I1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0" table:target-range-address="'Weir Lands'.G2:'Weir Lands'.I1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1" table:target-range-address="'Border Lands'.G2:'Border Lands'.I2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5:45:29.6004336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18:24:24.592590736</meta:creation-date>
    <dc:date>2022-06-15T22:12:43.083757221</dc:date>
    <meta:editing-duration>P1DT9H5M32S</meta:editing-duration>
    <meta:editing-cycles>213</meta:editing-cycles>
    <meta:generator>LibreOffice/7.3.3.2$Linux_X86_64 LibreOffice_project/30$Build-2</meta:generator>
    <meta:document-statistic meta:table-count="12" meta:cell-count="1515" meta:object-count="0"/>
  </office:meta>
</office:document-meta>
</file>